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Preformatted_20_Text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2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1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RA MENGINTEGRASIKAN PHPUNIT DI CODEIGNITER</text:p>
      <text:p text:style-name="P1">Author : Putera Kahfi</text:p>
      <text:p text:style-name="P1">email <text:s text:c="3"/>: <text:a xlink:type="simple" xlink:href="mailto:puterakahfi@gmail.com">puterakahfi@gmail.com</text:a></text:p>
      <text:p text:style-name="P1"/>
      <text:p text:style-name="Horizontal_20_Line"/>
      <text:p text:style-name="P5">Untuk mengintegrasikan PHPUnit di Codeigniter dibutuhkan beberapa modifikasi, beberapa hal yang harus kita modifikasi adalah class config, mode development dan yang terakhir adalah membuat hook agar phpunit bisa di gunakan.</text:p>
      <text:p text:style-name="P5"/>
      <text:list xml:id="list775343962" text:style-name="L1">
        <text:list-item>
          <text:p text:style-name="P12">Membuat folder test</text:p>
          <text:p text:style-name="P16">buatlah sebuah folder bernama unit_test (tidak harus unit_test, untuk memudahkan saja), folder sejajar dengan folder application</text:p>
        </text:list-item>
      </text:list>
      <text:p text:style-name="P5"><text:tab/></text:p>
      <text:list xml:id="list82272124" text:continue-numbering="true" text:style-name="L1">
        <text:list-item>
          <text:p text:style-name="P12">Membuat bootstrap</text:p>
          <text:p text:style-name="P16">file bootstrap adalah file yang akan di eksekusi oleh phpunit pada saat pengujian di jalankan, <text:span text:style-name="T3">copy</text:span> file index.php kemudian <text:span text:style-name="T3">paste</text:span> ke dalam folder unit_test, dan beri nama <text:span text:style-name="T2">bootstrap.php</text:span> (optional, tidak harus bootstrap.php)</text:p>
          <text:p text:style-name="P16"/>
          <text:p text:style-name="P16">Karena letak file bootstrap.php ada di dalam folder unit_test, maka kita perlu melakukan beberapa penyesuaian, seperti system_path dan application_folder menjadi <text:line-break/></text:p>
          <text:p text:style-name="P12">$system_path = '../system'; </text:p>
          <text:p text:style-name="P12">$application_folder = '../application';</text:p>
        </text:list-item>
      </text:list>
      <text:p text:style-name="P5"><text:tab/></text:p>
      <text:p text:style-name="P5"/>
      <text:list xml:id="list938830694" text:continue-numbering="true" text:style-name="L1">
        <text:list-item>
          <text:p text:style-name="P12">Membuat config phpunit.xml</text:p>
          <text:p text:style-name="P16">Langkah selanjutnya adalah membuat file config untuk phpunit, file config ini bertujuan agar kita tidak perlu lagi menambahkan opsi <text:s/>pada waktu menjalankan unit testing, untuk info detail tentang config, bisa di klik di <text:a xlink:type="simple" xlink:href="http://phpunit.de/manual/current/en/appendixes.configuration.html">sini</text:a></text:p>
          <text:p text:style-name="P16"/>
        </text:list-item>
      </text:list>
      <text:p text:style-name="P5"><text:tab/>berikut adalah sample phpunit.xml yang kita gunakan :</text:p>
      <text:p text:style-name="P5"/>
      <text:p text:style-name="P5"/>
      <text:p text:style-name="P5"/>
      <text:p text:style-name="P9"><text:soft-page-break/><text:span text:style-name="T1"><text:tab/></text:span>&lt;phpunit bootstrap="bootstrap.php"</text:p>
      <text:p text:style-name="Preformatted_20_Text"><text:bookmark text:name="cl-2"/><text:s text:c="8"/>colors="true"</text:p>
      <text:p text:style-name="Preformatted_20_Text"><text:bookmark text:name="cl-3"/><text:s text:c="8"/>convertErrorsToExceptions="true"</text:p>
      <text:p text:style-name="Preformatted_20_Text"><text:bookmark text:name="cl-4"/><text:s text:c="8"/>convertNoticesToExceptions="true"</text:p>
      <text:p text:style-name="Preformatted_20_Text"><text:bookmark text:name="cl-5"/><text:s text:c="8"/>convertWarningsToExceptions="true"</text:p>
      <text:p text:style-name="Preformatted_20_Text"><text:bookmark text:name="cl-6"/><text:s text:c="8"/>processIsolation="false"</text:p>
      <text:p text:style-name="Preformatted_20_Text"><text:bookmark text:name="cl-7"/><text:s text:c="8"/>stopOnFailure="false"</text:p>
      <text:p text:style-name="Preformatted_20_Text"><text:bookmark text:name="cl-8"/><text:s text:c="8"/>syntaxCheck="true"</text:p>
      <text:p text:style-name="Preformatted_20_Text"><text:bookmark text:name="cl-9"/><text:s text:c="8"/>verbose="false"&gt;</text:p>
      <text:p text:style-name="Preformatted_20_Text"><text:bookmark text:name="cl-10"/></text:p>
      <text:p text:style-name="Preformatted_20_Text"><text:bookmark text:name="cl-11"/><text:tab/><text:tab/>&lt;logging&gt;</text:p>
      <text:p text:style-name="Preformatted_20_Text"><text:bookmark text:name="cl-12"/><text:s text:c="2"/><text:tab/><text:tab/><text:tab/>&lt;!--log type="coverage-html" target="reports" charset="UTF-8" <text:tab/><text:tab/><text:tab/><text:tab/>highlight="false" lowUpperBound="35" highLowerBound="70" /--&gt;</text:p>
      <text:p text:style-name="Preformatted_20_Text"><text:bookmark text:name="cl-13"/><text:tab/><text:tab/>&lt;/logging&gt;<text:bookmark text:name="cl-14"/></text:p>
      <text:p text:style-name="P11"><text:bookmark text:name="cl-15"/><text:tab/>&lt;/phpunit&gt;</text:p>
      <text:p text:style-name="P5"/>
      <text:list xml:id="list1938213552" text:continue-numbering="true" text:style-name="L1">
        <text:list-header>
          <text:p text:style-name="P16"/>
        </text:list-header>
        <text:list-item>
          <text:p text:style-name="P12">Melakukan pengujian</text:p>
          <text:p text:style-name="P16">Setelah file bootstrap, phpunit.xml dibuat langkah selanjutnya adalah melakukan pengujian dengan menggunakan PHPUnit , di linux cukup menggunakan perintah <text:span text:style-name="T2">phpunit .</text:span></text:p>
        </text:list-item>
      </text:list>
      <text:p text:style-name="P5"><text:tab/><text:line-break/><text:tab/>pastikan anda berada di dalam directory unit_test agar unit testing bisa mengenali configurasi <text:tab/>dan menjalankan pengujian berdasarkan config tersebut, saat anda menjalankan printah phpunit <text:tab/>maka anda akan mendapatkan pesan error, seperti ini :</text:p>
      <text:p text:style-name="P5"/>
      <text:p text:style-name="P5"><text:tab/>$ <text:span text:style-name="T2">phpunit . </text:span></text:p>
      <text:p text:style-name="P6"><text:tab/>PHP Fatal error: <text:s/>Call to a member function item() on a non-object in <text:tab/>/media/WEBSITE/cjlabs/learn/learn-ci-phpunit/system/core/Utf8.php on line 47 </text:p>
      <text:p text:style-name="P6"><text:tab/></text:p>
      <text:p text:style-name="P6"><text:tab/>ini dikarenakan variabel global di core/Utf8.php, ganti global $CFG; <text:s/>di line 47 menjadi:</text:p>
      <text:p text:style-name="P3"><text:tab/>$CFG=&amp;load_class('Config', 'core');</text:p>
      <text:p text:style-name="P3"><text:tab/></text:p>
      <text:p text:style-name="P3"><text:span text:style-name="T1"><text:tab/>Sekarang coba jalankan kembali </text:span>phpunit .<text:tab/><text:span text:style-name="T1">, ups, ternyata belum berhasil, anda mendapatkan <text:tab/>error :<text:line-break/><text:line-break/></text:span><text:tab/>$ <text:s/>phpunit . </text:p>
      <text:p text:style-name="P3"><text:tab/>PHP Fatal error: <text:s/>Call to a member function elapsed_time() on a non-object in /<text:tab/>media/WEBSITE/cjlabs/learn/learn-ci-phpunit/system/core/Output.php on line 360</text:p>
      <text:p text:style-name="P6"><text:soft-page-break/><text:tab/></text:p>
      <text:p text:style-name="P6"><text:tab/>untuk mengatasi hal ini gunakan hook, yang akan membaca apakah mode yang di gunakan <text:tab/>adalah testing atau bukan. Buatlah sebuah file bernama DisplayHook di dalam folder <text:tab/>application/hooks, paste code dibawah ini :</text:p>
      <text:p text:style-name="P6"/>
      <text:list xml:id="list2122866523" text:continue-numbering="true" text:style-name="L1">
        <text:list-header>
          <text:p text:style-name="P16">&lt;?php </text:p>
          <text:p text:style-name="P16"/>
          <text:p text:style-name="P19">/** </text:p>
          <text:p text:style-name="P19">* Description class for switch output </text:p>
          <text:p text:style-name="P19">* </text:p>
          <text:p text:style-name="P19">* @author puterakahfi </text:p>
          <text:p text:style-name="P19">*/ </text:p>
          <text:p text:style-name="P19">class DisplayHook { </text:p>
          <text:p text:style-name="P19"/>
          <text:p text:style-name="P19">public function captureOutput(){ </text:p>
          <text:list>
            <text:list-header>
              <text:p text:style-name="P19">$this-&gt;CI = &amp;get_instance(); </text:p>
              <text:p text:style-name="P19">$output = $this-&gt;CI-&gt;output-&gt;get_output(); </text:p>
              <text:list>
                <text:list-header>
                  <text:p text:style-name="P19">if(ENVIRONMENT !='testing'){ </text:p>
                </text:list-header>
              </text:list>
            </text:list-header>
          </text:list>
          <text:p text:style-name="P19"><text:s/><text:tab/>echo $output; </text:p>
          <text:p text:style-name="P19"><text:s/><text:tab/>} </text:p>
          <text:list text:continue-numbering="true">
            <text:list-header>
              <text:p text:style-name="P19">} </text:p>
            </text:list-header>
          </text:list>
          <text:p text:style-name="P19">}</text:p>
        </text:list-header>
      </text:list>
      <text:p text:style-name="P7"/>
      <text:p text:style-name="P7"><text:tab/>Jangan lupa untuk mengaktifkan hook di application/config/config.php :</text:p>
      <text:p text:style-name="P4"><text:tab/>$config['enable_hooks'] = TRUE;</text:p>
      <text:p text:style-name="P4"/>
      <text:p text:style-name="P4"><text:tab/><text:span text:style-name="T1">Langkah selanjutnya adalah meregisterken hook yang sudah di buat, tambahkan hook di file <text:tab/></text:span>application/config/hooks.php</text:p>
      <text:p text:style-name="P4"/>
      <text:p text:style-name="P4"/>
      <text:p text:style-name="P10"><text:tab/>$hook['display_override'] = array('class'=&gt;'DisplayHook', </text:p>
      <text:p text:style-name="Preformatted_20_Text"><text:bookmark text:name="cl-151"/><text:s text:c="32"/>'function'=&gt;'captureOutput',</text:p>
      <text:p text:style-name="Preformatted_20_Text"><text:bookmark text:name="cl-16"/><text:s text:c="32"/>'filename'=&gt;'DisplayHook.php',</text:p>
      <text:p text:style-name="P11"><text:bookmark text:name="cl-17"/><text:s text:c="32"/>'filepath'=&gt;'hooks');</text:p>
      <text:p text:style-name="P4"><text:tab/></text:p>
      <text:p text:style-name="P4"><text:tab/></text:p>
      <text:p text:style-name="P4"><text:tab/><text:span text:style-name="T1">lakukan pengujian sekali lagi dengan mengeksekusi perintah </text:span>phpunit . , <text:span text:style-name="T1">maka jika berhasil <text:tab/>maka anda akan mendapatkan ouput yang isinya kode html dan di bagian paling bawah terdapat <text:tab/>info :</text:span></text:p>
      <text:p text:style-name="P7"/>
      <text:p text:style-name="P4"><text:tab/>Time: 0 ms, Memory: 2.75Mb </text:p>
      <text:p text:style-name="P4"><text:tab/>No tests executed! </text:p>
      <text:p text:style-name="P4"><text:tab/></text:p>
      <text:p text:style-name="P4"/>
      <text:p text:style-name="P4"/>
      <text:p text:style-name="P7"><text:soft-page-break/><text:tab/><text:span text:style-name="T2">Selamat</text:span>, anda sudah berhasil mengintegrasikan PHPUnit dengan codeigniter</text:p>
      <text:p text:style-name="P7"/>
      <text:list xml:id="list1478931586" text:continue-numbering="true" text:style-name="L1">
        <text:list-header>
          <text:p text:style-name="P12"/>
        </text:list-header>
        <text:list-item>
          <text:p text:style-name="P12">Switch ke mode testing</text:p>
        </text:list-item>
      </text:list>
      <text:p text:style-name="P2"><text:tab/><text:span text:style-name="T1">Seperti yang sudah di beritahukan sebelumnya bahwa pada saat anda menjalankan unit <text:tab/>testing <text:tab/>dengan mode 'development' ,maka halaman web juga akan ikut di tampilkan, <text:tab/>maka anda <text:tab/>hanya perlu merubah mode di bootstrap.php menjadi 'testing'</text:span></text:p>
      <text:p text:style-name="P5"/>
      <text:p text:style-name="P5"><text:tab/>Sekian artikel singkat tentang bagaimana mengintegrasikan PHPUnit di codeigniter, mungkin di <text:s/><text:tab/>artikel selanjutnya kita akan bahas soal bagaimana melakkukan unit testing di codeigniter, <text:tab/>seperti melakukan unit testing di model, controller, dsb</text:p>
      <text:p text:style-name="P5"/>
      <text:p text:style-name="P9"><text:span text:style-name="T1"><text:tab/>anda bisa melihat progress untuk belajar php unit di ci di github :</text:span></text:p>
      <text:p text:style-name="P9"><text:span text:style-name="T1"><text:tab/></text:span><text:a xlink:type="simple" xlink:href="https://github.com/puterakahfi/learn-ci-phunit"><text:span text:style-name="T2">https://github.com/puterakahfi/learn-ci-phunit</text:span></text:a></text:p>
      <text:p text:style-name="P5"/>
      <text:p text:style-name="P5"><text:tab/>Semoga Bermanfaat.</text:p>
      <text:p text:style-name="P7"/>
      <text:list xml:id="list798048904" text:style-name="L2">
        <text:list-item>
          <text:list>
            <text:list-item>
              <text:list>
                <text:list-header>
                  <text:p text:style-name="P14"/>
                  <text:p text:style-name="P14"/>
                </text:list-header>
              </text:list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FreeSerif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9:38:11</meta:creation-date>
    <dc:date>2014-05-13T10:53:17</dc:date>
    <meta:editing-duration>PT1H7M52S</meta:editing-duration>
    <meta:editing-cycles>74</meta:editing-cycles>
    <meta:generator>LibreOffice/3.5$Linux_x86 LibreOffice_project/350m1$Build-2</meta:generator>
    <meta:document-statistic meta:table-count="0" meta:image-count="0" meta:object-count="0" meta:page-count="4" meta:paragraph-count="77" meta:word-count="547" meta:character-count="4575" meta:non-whitespace-character-count="3844"/>
  </office:meta>
</office:document-meta>
</file>